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6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"/>10.3.1 Limpando nomes do <text:span text:style-name="Source_Text">data.frame</text:span><text:bookmark-end text:name="limpando-nomes-do-data.frame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"/>10.3.3 Substitua valores perdidos<text:bookmark-end text:name="substitua-valores-perdidos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26T16:06:44Z</meta:creation-date>
    <dc:date>2023-07-26T16:06:4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6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